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aff" officeooo:paragraph-rsid="0014eaf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то будет сайт по типу <text:span text:style-name="T1">freelance. </text:span><text:span text:style-name="T2">Учащиеся вузов и т. д. смогут выставлять задания, чтобы такие же учащиеся их выполнили. Смысл в том что платить учащимся нужно будет меньше чем репетиторам , поэтому это выгодно для двух сторон. Таких площадок не видел больше.</text:span></text:p>
      <text:p text:style-name="P1"><text:span text:style-name="T2">Заработок — это процент со всех покупок (маленький) 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00:26:10.066000000</dc:date>
    <meta:editing-duration>PT3M7S</meta:editing-duration>
    <meta:editing-cycles>1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" meta:word-count="50" meta:character-count="312" meta:non-whitespace-character-count="262"/>
  </office:meta>
</office:document-meta>
</file>